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1771in"/>
    </style:style>
    <style:style style:name="Table1.B" style:family="table-column">
      <style:table-column-properties style:column-width="5.322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5" style:family="paragraph" style:parent-style-name="Standard" style:list-style-name="WWNum2">
      <style:paragraph-properties fo:margin-left="0in" fo:margin-right="0in" fo:line-height="100%" fo:orphans="0" fo:widows="0" fo:text-indent="0in" style:auto-text-indent="false"/>
      <style:text-properties officeooo:paragraph-rsid="000ea527"/>
    </style:style>
    <style:style style:name="P6" style:family="paragraph" style:parent-style-name="Standard">
      <style:paragraph-properties fo:margin-left="0in" fo:margin-right="0in" fo:line-height="100%" fo:orphans="0" fo:widows="0" fo:text-indent="0in" style:auto-text-indent="false"/>
      <style:text-properties style:text-underline-style="none"/>
    </style:style>
    <style:style style:name="P7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T1" style:family="text">
      <style:text-properties officeooo:rsid="000e38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Use Case Name</text:p>
          </table:table-cell>
          <table:table-cell table:style-name="Table1.A1" office:value-type="string">
            <text:p text:style-name="Standard">Request for food/workout program</text:p>
          </table:table-cell>
        </table:table-row>
        <table:table-row table:style-name="Table1.1">
          <table:table-cell table:style-name="Table1.A1" office:value-type="string">
            <text:p text:style-name="P1">Related Requirement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Goal in context</text:p>
          </table:table-cell>
          <table:table-cell table:style-name="Table1.A1" office:value-type="string">
            <text:p text:style-name="P1">An Athlete requests a program to its coach</text:p>
          </table:table-cell>
        </table:table-row>
        <table:table-row table:style-name="Table1.1">
          <table:table-cell table:style-name="Table1.A1" office:value-type="string">
            <text:p text:style-name="P1">Preconditional <text:s/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uccessful End Condition</text:p>
          </table:table-cell>
          <table:table-cell table:style-name="Table1.A1" office:value-type="string">
            <text:p text:style-name="P1">Athlete requests for program successfully sends</text:p>
          </table:table-cell>
        </table:table-row>
        <table:table-row table:style-name="Table1.1">
          <table:table-cell table:style-name="Table1.A1" office:value-type="string">
            <text:p text:style-name="P1">Failed End Conditio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imary Actors</text:p>
          </table:table-cell>
          <table:table-cell table:style-name="Table1.A1" office:value-type="string">
            <text:p text:style-name="P1">Athletes</text:p>
          </table:table-cell>
        </table:table-row>
        <table:table-row table:style-name="Table1.1">
          <table:table-cell table:style-name="Table1.A1" office:value-type="string">
            <text:p text:style-name="P1">Secondary Actor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rigge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Main Flow</text:p>
          </table:table-cell>
          <table:table-cell table:style-name="Table1.A1" office:value-type="string"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6"><text:span text:style-name="T1">1. </text:span>Athlete selects the Coach that wants to request a program to</text:p>
                  <text:list xml:id="list1877751138" text:style-name="WWNum2">
                    <text:list-header>
                      <text:p text:style-name="P5"><text:span text:style-name="T1">2. </text:span>Adding additional information like some Pictures, height</text:p>
                      <text:p text:style-name="P5">weight, age, purpose and etc</text:p>
                    </text:list-header>
                  </text:list>
                  <text:p text:style-name="P2"><text:span text:style-name="T1">3. </text:span>Choose the program type: food or workout program</text:p>
                  <text:p text:style-name="P2"><text:span text:style-name="T1">4. </text:span>Clicks on send button</text:p>
                  <text:p text:style-name="Standard"><text:span text:style-name="T1">5. </text:span>The request successfully send to the Coach</text:p>
                </table:table-cell>
              </table:table-row>
            </table:table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">Extensions</text:p>
          </table:table-cell>
          <table:table-cell table:style-name="Table1.A1" office:value-type="string">
            <text:list xml:id="list1384855858" text:style-name="WWNum1">
              <text:list-item>
                <text:p text:style-name="P7">User does not provide necessary information like pictures, physical info and etc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2T06:11:24.071073725</dc:date>
    <meta:editing-duration>PT2M20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1" meta:paragraph-count="22" meta:word-count="102" meta:character-count="645" meta:non-whitespace-character-count="564"/>
  </office:meta>
</office:document-meta>
</file>